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9.684cm" table:align="left"/>
    </style:style>
    <style:style style:name="Tabelle1.A" style:family="table-column">
      <style:table-column-properties style:column-width="4.789cm"/>
    </style:style>
    <style:style style:name="Tabelle1.B" style:family="table-column">
      <style:table-column-properties style:column-width="4.895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officeooo:paragraph-rsid="001b3ef2"/>
    </style:style>
    <style:style style:name="P2" style:family="paragraph" style:parent-style-name="Standard">
      <style:text-properties officeooo:paragraph-rsid="00243856"/>
    </style:style>
    <style:style style:name="P3" style:family="paragraph" style:parent-style-name="Standard">
      <style:text-properties officeooo:paragraph-rsid="0025368d"/>
    </style:style>
    <style:style style:name="P4" style:family="paragraph" style:parent-style-name="Standard" style:list-style-name="L1">
      <style:text-properties officeooo:paragraph-rsid="0025368d"/>
    </style:style>
    <style:style style:name="P5" style:family="paragraph" style:parent-style-name="Standard" style:list-style-name="L1">
      <style:text-properties officeooo:paragraph-rsid="00262d82"/>
    </style:style>
    <style:style style:name="P6" style:family="paragraph" style:parent-style-name="Standard">
      <style:text-properties officeooo:paragraph-rsid="00262d82"/>
    </style:style>
    <style:style style:name="P7" style:family="paragraph" style:parent-style-name="Standard">
      <style:text-properties officeooo:paragraph-rsid="0026b2af"/>
    </style:style>
    <style:style style:name="P8" style:family="paragraph" style:parent-style-name="Standard">
      <style:text-properties officeooo:paragraph-rsid="0026e4ff"/>
    </style:style>
    <style:style style:name="P9" style:family="paragraph" style:parent-style-name="Standard">
      <style:text-properties officeooo:paragraph-rsid="0027ef9e"/>
    </style:style>
    <style:style style:name="P10" style:family="paragraph" style:parent-style-name="Standard">
      <style:text-properties officeooo:paragraph-rsid="002b635d"/>
    </style:style>
    <style:style style:name="P11" style:family="paragraph" style:parent-style-name="Standard">
      <style:text-properties officeooo:paragraph-rsid="002c077d"/>
    </style:style>
    <style:style style:name="P12" style:family="paragraph" style:parent-style-name="Standard">
      <style:text-properties officeooo:paragraph-rsid="002f5908"/>
    </style:style>
    <style:style style:name="P13" style:family="paragraph" style:parent-style-name="Standard">
      <style:text-properties officeooo:paragraph-rsid="003320dd"/>
    </style:style>
    <style:style style:name="P14" style:family="paragraph" style:parent-style-name="Standard">
      <style:text-properties fo:font-size="32pt" officeooo:paragraph-rsid="001b3ef2" style:font-size-asian="32pt" style:font-size-complex="32pt"/>
    </style:style>
    <style:style style:name="P15" style:family="paragraph" style:parent-style-name="Standard">
      <style:text-properties fo:font-size="14pt" officeooo:paragraph-rsid="001b3ef2" style:font-size-asian="14pt" style:font-size-complex="14pt"/>
    </style:style>
    <style:style style:name="P16" style:family="paragraph" style:parent-style-name="Table_20_Contents">
      <style:text-properties officeooo:paragraph-rsid="001c8481"/>
    </style:style>
    <style:style style:name="P17" style:family="paragraph" style:parent-style-name="Table_20_Contents">
      <style:paragraph-properties fo:text-align="end" style:justify-single-word="false"/>
      <style:text-properties officeooo:paragraph-rsid="001c8481"/>
    </style:style>
    <style:style style:name="P18" style:family="paragraph" style:parent-style-name="Table_20_Contents">
      <style:paragraph-properties fo:text-align="end" style:justify-single-word="false"/>
      <style:text-properties officeooo:paragraph-rsid="001d7e65"/>
    </style:style>
    <style:style style:name="P19" style:family="paragraph" style:parent-style-name="Table_20_Contents">
      <style:paragraph-properties fo:text-align="start" style:justify-single-word="false"/>
      <style:text-properties officeooo:paragraph-rsid="001c8481"/>
    </style:style>
    <style:style style:name="T1" style:family="text">
      <style:text-properties officeooo:rsid="001b3ef2"/>
    </style:style>
    <style:style style:name="T2" style:family="text">
      <style:text-properties officeooo:rsid="001c8481"/>
    </style:style>
    <style:style style:name="T3" style:family="text">
      <style:text-properties officeooo:rsid="001d7e65"/>
    </style:style>
    <style:style style:name="T4" style:family="text">
      <style:text-properties officeooo:rsid="001eac18"/>
    </style:style>
    <style:style style:name="T5" style:family="text">
      <style:text-properties officeooo:rsid="00207188"/>
    </style:style>
    <style:style style:name="T6" style:family="text">
      <style:text-properties officeooo:rsid="002106ae"/>
    </style:style>
    <style:style style:name="T7" style:family="text">
      <style:text-properties officeooo:rsid="00243856"/>
    </style:style>
    <style:style style:name="T8" style:family="text">
      <style:text-properties officeooo:rsid="0025368d"/>
    </style:style>
    <style:style style:name="T9" style:family="text">
      <style:text-properties officeooo:rsid="00262d82"/>
    </style:style>
    <style:style style:name="T10" style:family="text">
      <style:text-properties officeooo:rsid="0026b2af"/>
    </style:style>
    <style:style style:name="T11" style:family="text">
      <style:text-properties officeooo:rsid="0026e4ff"/>
    </style:style>
    <style:style style:name="T12" style:family="text">
      <style:text-properties officeooo:rsid="0027ef9e"/>
    </style:style>
    <style:style style:name="T13" style:family="text">
      <style:text-properties officeooo:rsid="002b635d"/>
    </style:style>
    <style:style style:name="T14" style:family="text">
      <style:text-properties officeooo:rsid="002c077d"/>
    </style:style>
    <style:style style:name="T15" style:family="text">
      <style:text-properties officeooo:rsid="002d9ba5"/>
    </style:style>
    <style:style style:name="T16" style:family="text">
      <style:text-properties officeooo:rsid="002e63a2"/>
    </style:style>
    <style:style style:name="T17" style:family="text">
      <style:text-properties officeooo:rsid="002f2fc0"/>
    </style:style>
    <style:style style:name="T18" style:family="text">
      <style:text-properties officeooo:rsid="002f5908"/>
    </style:style>
    <style:style style:name="T19" style:family="text">
      <style:text-properties officeooo:rsid="003026d0"/>
    </style:style>
    <style:style style:name="T20" style:family="text">
      <style:text-properties officeooo:rsid="00314478"/>
    </style:style>
    <style:style style:name="T21" style:family="text">
      <style:text-properties officeooo:rsid="003320dd"/>
    </style:style>
    <style:style style:name="T22" style:family="text">
      <style:text-properties fo:font-size="14pt" officeooo:rsid="001b3ef2" style:font-size-asian="14pt" style:font-size-complex="14pt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EOS Uebung 02 </text:span></text:p>
      <text:p text:style-name="P1"><text:span text:style-name="T1"/></text:p>
      <text:p text:style-name="P1"><text:span text:style-name="T1"/></text:p>
      <text:p text:style-name="P1"><text:span text:style-name="T22">Aufgabe 1)</text:span><text:span text:style-name="T1"> </text:span><text:span text:style-name="T2">Zeichnen des fertigen </text:span><text:span text:style-name="T3">Systems:</text:span></text:p>
      <text:p text:style-name="P1"><text:span text:style-name="T1"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9"><text:span text:style-name="T2">Bootloader </text:span><text:span text:style-name="T3">(mtdblock0)</text:span></text:p>
          </table:table-cell>
          <table:table-cell table:style-name="Tabelle1.B1" office:value-type="string">
            <text:p text:style-name="P17"><text:span text:style-name="T2"><text:s/>0x0-0x0</text:span><text:span text:style-name="T4">007FFFF</text:span></text:p>
          </table:table-cell>
        </table:table-row>
        <table:table-row>
          <table:table-cell table:style-name="Tabelle1.A2" office:value-type="string">
            <text:p text:style-name="P16"><text:span text:style-name="T2">Kernel </text:span><text:span text:style-name="T3">(mtdblock1)</text:span></text:p>
          </table:table-cell>
          <table:table-cell table:style-name="Tabelle1.B2" office:value-type="string">
            <text:p text:style-name="P17"><text:span text:style-name="T2">0x000800</text:span><text:span text:style-name="T4">00</text:span><text:span text:style-name="T2">-0x004</text:span><text:span text:style-name="T5">7</text:span><text:span text:style-name="T4">FFFF</text:span></text:p>
          </table:table-cell>
        </table:table-row>
        <table:table-row>
          <table:table-cell table:style-name="Tabelle1.A2" office:value-type="string">
            <text:p text:style-name="P16"><text:span text:style-name="T2">FileSystem </text:span><text:span text:style-name="T3">(mtdblock2)</text:span></text:p>
          </table:table-cell>
          <table:table-cell table:style-name="Tabelle1.B2" office:value-type="string">
            <text:p text:style-name="P18"><text:span text:style-name="T3">0x004800</text:span><text:span text:style-name="T4">00</text:span><text:span text:style-name="T3">-0x0</text:span><text:span text:style-name="T5">1</text:span><text:span text:style-name="T4">FF</text:span><text:span text:style-name="T6">F</text:span><text:span text:style-name="T4">FFF</text:span></text:p>
          </table:table-cell>
        </table:table-row>
      </table:table>
      <text:p text:style-name="P1"><text:span text:style-name="T1"/></text:p>
      <text:p text:style-name="P1"><text:span text:style-name="T1"/></text:p>
      <text:p text:style-name="P15"><text:span text:style-name="T1">Aufgabe 2)</text:span></text:p>
      <text:p text:style-name="P1"><text:span text:style-name="T1"/></text:p>
      <text:p text:style-name="P2"><text:span text:style-name="T7">a) Hochladen des Kernels auf das System:</text:span></text:p>
      <text:p text:style-name="P2"><text:span text:style-name="T7"><text:tab/> <text:s/>host # cp /root/pxadev/images/uImage /root/pxadev/rootfs/home/root</text:span></text:p>
      <text:p text:style-name="P2"><text:span text:style-name="T7"><text:s text:c="2"/><text:tab/> <text:s/>target # dd if=/home/root/uImage of=/dev/mtdblock1</text:span></text:p>
      <text:p text:style-name="P2"><text:span text:style-name="T7"/></text:p>
      <text:p text:style-name="P3"><text:span text:style-name="T8">b) Erstellen des Filesystems über den angegebenen Befehl:</text:span></text:p>
      <text:p text:style-name="P3"><text:span text:style-name="T8"><text:tab/>target # mkfs.ext2 /dev/mtdblock2</text:span></text:p>
      <text:p text:style-name="P3"><text:span text:style-name="T8"/></text:p>
      <text:p text:style-name="P3"><text:span text:style-name="T8">c) Füllen des Filesystems mit den Dateien:</text:span></text:p>
      <text:p text:style-name="P3"><text:span text:style-name="T8"><text:tab/>target # mkdir /flashfs</text:span></text:p>
      <text:p text:style-name="P3"><text:span text:style-name="T8"><text:tab/>target # mount /dev/mtdblock2 /flashfs<text:tab/></text:span></text:p>
      <text:list xml:id="list1674594427" text:style-name="L1">
        <text:list-header>
          <text:p text:style-name="P4"><text:span text:style-name="T8">host # tar -xjf rootfs_min2.tbz2</text:span></text:p>
          <text:p text:style-name="P5"><text:span text:style-name="T8">host # </text:span><text:span text:style-name="T9">cp -r rootfs /root/pxadev/rootfs/</text:span></text:p>
          <text:p text:style-name="P5"><text:span text:style-name="T9">target # cp -a /. /flashfs</text:span></text:p>
        </text:list-header>
      </text:list>
      <text:p text:style-name="P6"><text:span text:style-name="T9"/></text:p>
      <text:p text:style-name="P7"><text:span text:style-name="T10">d) Starten von Flash:</text:span></text:p>
      <text:p text:style-name="P7"><text:tab/><text:span text:style-name="T11">Beim Starten den Autobootvorgang stoppen und die Environment-Variable bootargs ändern:</text:span></text:p>
      <text:p text:style-name="P8"><text:span text:style-name="T11"><text:tab/>printenv → bootargs root=/dev/nfs ip=:::::eth0: console=ttyS0,9600n8</text:span></text:p>
      <text:p text:style-name="P8"><text:span text:style-name="T11"><text:tab/>setenv bootargs root=/dev/mtdblock2 console=ttyS0,9600n8</text:span></text:p>
      <text:p text:style-name="P9"><text:span text:style-name="T12"><text:tab/>saveenv</text:span></text:p>
      <text:p text:style-name="P9"><text:span text:style-name="T12"><text:tab/>boot</text:span></text:p>
      <text:p text:style-name="P8"><text:span text:style-name="T11"/></text:p>
      <text:p text:style-name="P1"><text:span text:style-name="T1"/></text:p>
      <text:p text:style-name="P15"><text:span text:style-name="T1">Aufgabe 3)</text:span></text:p>
      <text:p text:style-name="P1"><text:span text:style-name="T1"/></text:p>
      <text:p text:style-name="P12"><text:span text:style-name="T18"></text:span></text:p>
      <text:p text:style-name="P12"><text:span text:style-name="T18">#include &lt;sys/types.h&gt; </text:span></text:p>
      <text:p text:style-name="P12"><text:span text:style-name="T18">#include &lt;sys/stat.h&gt; </text:span></text:p>
      <text:p text:style-name="P12"><text:span text:style-name="T18">#include &lt;fcntl.h&gt; </text:span></text:p>
      <text:p text:style-name="P12"><text:span text:style-name="T18">#include &lt;stdio.h&gt;</text:span></text:p>
      <text:p text:style-name="P12"><text:span text:style-name="T18"></text:span></text:p>
      <text:p text:style-name="P12"><text:span text:style-name="T18">int main()</text:span></text:p>
      <text:p text:style-name="P12"><text:span text:style-name="T18">{</text:span></text:p>
      <text:p text:style-name="P12"><text:span text:style-name="T18"><text:tab/>int gpio0 = open("/dev/gpio0", O_RDWR);</text:span></text:p>
      <text:p text:style-name="P12"><text:span text:style-name="T18"></text:span></text:p>
      <text:p text:style-name="P12"><text:span text:style-name="T18"><text:tab/>if(gpio0 == 0)</text:span></text:p>
      <text:p text:style-name="P12"><text:span text:style-name="T18"><text:tab/>{</text:span></text:p>
      <text:p text:style-name="P12"><text:span text:style-name="T18"><text:tab/><text:tab/>printf("open of gpio0 did not work!! \n");</text:span></text:p>
      <text:p text:style-name="P12"><text:soft-page-break/><text:span text:style-name="T18"><text:tab/><text:tab/>return -1;</text:span></text:p>
      <text:p text:style-name="P12"><text:span text:style-name="T18"><text:tab/>}</text:span></text:p>
      <text:p text:style-name="P12"><text:span text:style-name="T18"></text:span></text:p>
      <text:p text:style-name="P12"><text:span text:style-name="T18"><text:tab/>char led_ctrl;</text:span></text:p>
      <text:p text:style-name="P12"><text:span text:style-name="T18"></text:span></text:p>
      <text:p text:style-name="P12"><text:span text:style-name="T18"><text:tab/>while(1)</text:span></text:p>
      <text:p text:style-name="P12"><text:span text:style-name="T18"><text:tab/>{</text:span></text:p>
      <text:p text:style-name="P12"><text:span text:style-name="T18"><text:tab/><text:tab/>if(read(gpio0, &amp;led_ctrl, 1) != sizeof(led_ctrl))</text:span></text:p>
      <text:p text:style-name="P12"><text:span text:style-name="T18"><text:tab/><text:tab/>{</text:span></text:p>
      <text:p text:style-name="P12"><text:span text:style-name="T18"><text:tab/><text:tab/><text:tab/>printf("read of gpio0 did not work!! \n");</text:span></text:p>
      <text:p text:style-name="P12"><text:span text:style-name="T18"><text:tab/><text:tab/><text:tab/>return -</text:span><text:span text:style-name="T20">2</text:span><text:span text:style-name="T18">;</text:span></text:p>
      <text:p text:style-name="P12"><text:span text:style-name="T18"><text:tab/><text:tab/>}</text:span></text:p>
      <text:p text:style-name="P12"><text:span text:style-name="T18"></text:span></text:p>
      <text:p text:style-name="P12"><text:span text:style-name="T18"><text:tab/><text:tab/>if(write(gpio0, &amp;led_ctrl, 1) != sizeof(led_ctrl))</text:span></text:p>
      <text:p text:style-name="P12"><text:span text:style-name="T18"><text:tab/><text:tab/>{</text:span></text:p>
      <text:p text:style-name="P12"><text:span text:style-name="T18"><text:tab/><text:tab/><text:tab/>printf("</text:span><text:span text:style-name="T19">write</text:span><text:span text:style-name="T18"> of gpio0 did not work!! \n");</text:span></text:p>
      <text:p text:style-name="P12"><text:span text:style-name="T18"><text:tab/><text:tab/><text:tab/>return -</text:span><text:span text:style-name="T20">3</text:span><text:span text:style-name="T18">;</text:span></text:p>
      <text:p text:style-name="P12"><text:span text:style-name="T18"><text:tab/><text:tab/>}</text:span></text:p>
      <text:p text:style-name="P12"><text:span text:style-name="T18"><text:tab/>}</text:span></text:p>
      <text:p text:style-name="P12"><text:span text:style-name="T18"><text:tab/>return 0;</text:span></text:p>
      <text:p text:style-name="P12"><text:span text:style-name="T18">}</text:span></text:p>
      <text:p text:style-name="P1"><text:span text:style-name="T1"/></text:p>
      <text:p text:style-name="P15"><text:span text:style-name="T1">Aufgabe 4)</text:span></text:p>
      <text:p text:style-name="P1"><text:span text:style-name="T21"/></text:p>
      <text:p text:style-name="P13"><text:span text:style-name="T21"><text:s text:c="2"/>cp gpio_test /home/root/gpio</text:span></text:p>
      <text:p text:style-name="P13"><text:span text:style-name="T21"/></text:p>
      <text:p text:style-name="P1"><text:span text:style-name="T1"/></text:p>
      <text:p text:style-name="P15"><text:span text:style-name="T1">Aufgabe 5)</text:span></text:p>
      <text:p text:style-name="P1"><text:span text:style-name="T1"/></text:p>
      <text:p text:style-name="P13"><text:span text:style-name="T21">Wurde mit Erfolg ausgearbeitet wie in der Angabe definie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03T16:35:16</meta:creation-date>
    <dc:date>2014-11-03T17:24:19</dc:date>
    <meta:editing-duration>PT00H49M04S</meta:editing-duration>
    <meta:editing-cycles>22</meta:editing-cycles>
    <meta:generator>OpenOffice.org/3.2$Linux OpenOffice.org_project/320m19$Build-9505</meta:generator>
    <meta:document-statistic meta:table-count="1" meta:image-count="0" meta:object-count="0" meta:page-count="2" meta:paragraph-count="65" meta:word-count="196" meta:character-count="1526"/>
  </office:meta>
</office:document-meta>
</file>